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5" table:default-cell-style-name="Default"/>
        <table:table-row table:style-name="ro1">
          <table:table-cell table:style-name="pd1" office:value-type="string" calcext:value-type="string">
            <text:p>Almacenamiento</text:p>
          </table:table-cell>
          <table:table-cell table:style-name="pd1" office:value-type="string" calcext:value-type="string">
            <text:p>Capacidad de almacenamiento SSD (GB)</text:p>
          </table:table-cell>
          <table:table-cell table:style-name="pd1" office:value-type="string" calcext:value-type="string">
            <text:p>Memoria RAM</text:p>
          </table:table-cell>
          <table:table-cell table:style-name="pd1" office:value-type="string" calcext:value-type="string">
            <text:p>Velocidad del procesador</text:p>
          </table:table-cell>
          <table:table-cell table:style-name="pd1" office:value-type="string" calcext:value-type="string">
            <text:p>Sistema operativo</text:p>
          </table:table-cell>
          <table:table-cell table:style-name="pd1" office:value-type="string" calcext:value-type="string">
            <text:p>Año de lanzamiento</text:p>
          </table:table-cell>
          <table:table-cell table:style-name="pd1" office:value-type="string" calcext:value-type="string">
            <text:p>Marca</text:p>
          </table:table-cell>
          <table:table-cell table:style-name="pd1" office:value-type="string" calcext:value-type="string">
            <text:p>dell</text:p>
          </table:table-cell>
          <table:table-cell table:style-name="pd1" office:value-type="string" calcext:value-type="string">
            <text:p>lenovo</text:p>
          </table:table-cell>
          <table:table-cell table:style-name="pd1" office:value-type="string" calcext:value-type="string">
            <text:p>hp</text:p>
          </table:table-cell>
          <table:table-cell table:style-name="pd1" office:value-type="string" calcext:value-type="string">
            <text:p>other</text:p>
          </table:table-cell>
          <table:table-cell table:style-name="pd1" office:value-type="string" calcext:value-type="string">
            <text:p>fujitsu</text:p>
          </table:table-cell>
          <table:table-cell table:style-name="pd1" office:value-type="string" calcext:value-type="string">
            <text:p>mars</text:p>
          </table:table-cell>
          <table:table-cell table:style-name="pd1" office:value-type="string" calcext:value-type="string">
            <text:p>acer</text:p>
          </table:table-cell>
          <table:table-cell table:style-name="pd1" office:value-type="string" calcext:value-type="string">
            <text:p>intel</text:p>
          </table:table-cell>
          <table:table-cell table:style-name="pd1" office:value-type="string" calcext:value-type="string">
            <text:p>nvidia</text:p>
          </table:table-cell>
          <table:table-cell table:style-name="pd1" office:value-type="string" calcext:value-type="string">
            <text:p>amd</text:p>
          </table:table-cell>
          <table:table-cell table:style-name="pd1" office:value-type="string" calcext:value-type="string">
            <text:p>Xeon</text:p>
          </table:table-cell>
          <table:table-cell table:style-name="pd1" office:value-type="string" calcext:value-type="string">
            <text:p>Pentium</text:p>
          </table:table-cell>
          <table:table-cell table:style-name="pd1" office:value-type="string" calcext:value-type="string">
            <text:p>Core i3</text:p>
          </table:table-cell>
          <table:table-cell table:style-name="pd1" office:value-type="string" calcext:value-type="string">
            <text:p>Core i5</text:p>
          </table:table-cell>
          <table:table-cell table:style-name="pd1" office:value-type="string" calcext:value-type="string">
            <text:p>Core i7</text:p>
          </table:table-cell>
          <table:table-cell table:style-name="pd1" office:value-type="string" calcext:value-type="string">
            <text:p>Other Processor</text:p>
          </table:table-cell>
          <table:table-cell table:style-name="pd1" office:value-type="string" calcext:value-type="string">
            <text:p>MinPrice</text:p>
          </table:table-cell>
          <table:table-cell table:style-name="pd1" office:value-type="string" calcext:value-type="string">
            <text:p>MaxPrice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Oth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59" calcext:value-type="float">
            <text:p>559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th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th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th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th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RS GAMING MC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RS GAMING MC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RS GAMING MC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RS GAMING MC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RS GAMING MC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RS GAMING MC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RS GAMING MC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RS GAMING MC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RS GAMING MC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RS GAMING MC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RS GAMING MC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RS GAMING MC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RS GAMING MC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RS GAMING MC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04" calcext:value-type="float">
            <text:p>304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9" calcext:value-type="float">
            <text:p>34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6" calcext:value-type="float">
            <text:p>136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5" calcext:value-type="float">
            <text:p>27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5" calcext:value-type="float">
            <text:p>20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7" calcext:value-type="float">
            <text:p>157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.26" calcext:value-type="float">
            <text:p>2.26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.93" calcext:value-type="float">
            <text:p>2.93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.93" calcext:value-type="float">
            <text:p>2.93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1" calcext:value-type="float">
            <text:p>2.41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3" calcext:value-type="float">
            <text:p>2.93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eno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9" calcext:value-type="float">
            <text:p>819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99" calcext:value-type="float">
            <text:p>299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5" calcext:value-type="float">
            <text:p>275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9" calcext:value-type="float">
            <text:p>20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9" calcext:value-type="float">
            <text:p>20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9" calcext:value-type="float">
            <text:p>19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9" calcext:value-type="float">
            <text:p>17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6" calcext:value-type="float">
            <text:p>126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6" calcext:value-type="float">
            <text:p>116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16" calcext:value-type="float">
            <text:p>3.16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7" calcext:value-type="float">
            <text:p>157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3" calcext:value-type="float">
            <text:p>113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1" calcext:value-type="float">
            <text:p>131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93" calcext:value-type="float">
            <text:p>2.93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3" calcext:value-type="float">
            <text:p>2.9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3" calcext:value-type="float">
            <text:p>2.93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ujit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table:number-columns-repeated="2" office:value-type="float" office:value="960" calcext:value-type="float">
            <text:p>960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50" calcext:value-type="float">
            <text:p>65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9" calcext:value-type="float">
            <text:p>54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9" calcext:value-type="float">
            <text:p>50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4" calcext:value-type="float">
            <text:p>204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4" calcext:value-type="float">
            <text:p>11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6" calcext:value-type="float">
            <text:p>126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93" calcext:value-type="float">
            <text:p>2.93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6" calcext:value-type="float">
            <text:p>2.66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53" calcext:value-type="float">
            <text:p>2.53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53" calcext:value-type="float">
            <text:p>2.53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6" calcext:value-type="float">
            <text:p>3.16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3" calcext:value-type="float">
            <text:p>2.33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ce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ce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ce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ce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ce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ce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06" calcext:value-type="float">
            <text:p>3.06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ce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06" calcext:value-type="float">
            <text:p>3.06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ce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ce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" calcext:value-type="float">
            <text:p>99</text:p>
          </table:table-cell>
        </table:table-row>
      </table:table>
      <table:named-expressions/>
      <table:database-ranges>
        <table:database-range table:name="__Anonymous_Sheet_DB__0" table:target-range-address="Sheet1.A1:Sheet1.Y949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3-25T17:26:42.128675069</dc:date>
    <meta:editing-duration>PT40S</meta:editing-duration>
    <meta:editing-cycles>1</meta:editing-cycles>
    <meta:document-statistic meta:table-count="1" meta:cell-count="23725" meta:object-count="0"/>
  </office:meta>
</office:document-meta>
</file>